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4796" officeooo:paragraph-rsid="000f4796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aris" text:name="city"/>
        <text:user-field-decl office:value-type="string" office:string-value="77 77 77 77 77" text:name="phone"/>
        <text:user-field-decl office:value-type="float" office:value="42" text:name="counter"/>
      </text:user-field-decls>
      <text:p text:style-name="P1">A document with user-field declarations.</text:p>
      <text:p text:style-name="P1"><text:user-field-get text:name="city">Paris</text:user-field-get></text:p>
      <text:p text:style-name="P1"><text:user-field-get text:name="phone">77 77 77 77 77</text:user-field-get></text:p>
      <text:p text:style-name="P1"><text:user-field-get style:data-style-name="N0" text:name="counter">42</text:user-field-get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9:57:20.261128601</meta:creation-date>
    <dc:date>2024-05-25T20:00:05.100670714</dc:date>
    <meta:editing-duration>PT2M45S</meta:editing-duration>
    <meta:editing-cycles>1</meta:editing-cycles>
    <meta:document-statistic meta:table-count="0" meta:image-count="0" meta:object-count="0" meta:page-count="1" meta:paragraph-count="4" meta:word-count="12" meta:character-count="61" meta:non-whitespace-character-count="53"/>
    <meta:generator>LibreOffice/24.2.0.3$MacOSX_AARCH64 LibreOffice_project/da48488a73ddd66ea24cf16bbc4f7b9c08e9bea1</meta:generator>
  </office:meta>
</office:document-meta>
</file>